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08cc" officeooo:paragraph-rsid="0000f6b5"/>
    </style:style>
    <style:style style:name="P2" style:family="paragraph" style:parent-style-name="Standard">
      <style:text-properties fo:language="en" fo:country="US" officeooo:paragraph-rsid="0000f6b5"/>
    </style:style>
    <style:style style:name="P3" style:family="paragraph" style:parent-style-name="Standard">
      <style:text-properties fo:language="en" fo:country="US" style:text-underline-style="none" fo:font-weight="normal" officeooo:rsid="0000f6b5" officeooo:paragraph-rsid="0000f6b5" style:font-weight-asian="normal" style:font-weight-complex="normal"/>
    </style:style>
    <style:style style:name="P4" style:family="paragraph" style:parent-style-name="Standard">
      <style:text-properties fo:font-size="15pt" fo:language="en" fo:country="US" style:text-underline-style="none" fo:font-weight="normal" officeooo:rsid="0000f6b5" officeooo:paragraph-rsid="0000f6b5" style:font-size-asian="15pt" style:font-weight-asian="normal" style:font-size-complex="15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officeooo:rsid="000308cc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00f6b5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officeooo:rsid="000308cc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308cc" style:font-size-asian="18pt" style:font-size-complex="18pt"/>
    </style:style>
    <style:style style:name="T7" style:family="text">
      <style:text-properties officeooo:rsid="000308cc"/>
    </style:style>
    <style:style style:name="T8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 Panneerselvam N</text:span></text:p>
      <text:p text:style-name="P1"><text:span text:style-name="T1">Date : 0</text:span><text:span text:style-name="T3">9</text:span><text:span text:style-name="T1">/06/2021</text:span></text:p>
      <text:p text:style-name="P2"><text:span text:style-name="T2"/></text:p>
      <text:p text:style-name="P2"><text:span text:style-name="T2">Task : Object Detection Practice</text:span></text:p>
      <text:p text:style-name="P2"><text:span text:style-name="T2"/></text:p>
      <text:p text:style-name="P4"><text:span text:style-name="T7">A</text:span>fter team discussion we decided, each person annotate every six category.</text:p>
      <text:p text:style-name="P4"/>
      <text:p text:style-name="P4">I have annotated 67-99 for every category.</text:p>
      <text:p text:style-name="P4"/>
      <text:p text:style-name="P3"><text:span text:style-name="T8">Dataset link : </text:span><text:a xlink:type="simple" xlink:href="https://drive.google.com/file/d/1juyhn1mYQW5XKGmizhuDr4oZpG21XQx3/view?usp=sharing" text:style-name="Internet_20_link" text:visited-style-name="Visited_20_Internet_20_Link"><text:span text:style-name="T8">https://drive.google.com/file/d/1juyhn1mYQW5XKGmizhuDr4oZpG21XQx3/view?usp=sharing</text:span>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47:15.442160845</meta:creation-date>
    <dc:date>2021-06-10T07:52:46.259889578</dc:date>
    <meta:editing-duration>PT5M32S</meta:editing-duration>
    <meta:editing-cycles>1</meta:editing-cycles>
    <meta:document-statistic meta:table-count="0" meta:image-count="0" meta:object-count="0" meta:page-count="1" meta:paragraph-count="6" meta:word-count="34" meta:character-count="284" meta:non-whitespace-character-count="256"/>
    <meta:generator>LibreOffice/6.4.7.2$Linux_X86_64 LibreOffice_project/40$Build-2</meta:generator>
  </office:meta>
</office:document-meta>
</file>